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1f4" officeooo:paragraph-rsid="001f5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EST UN TEST POUR UN PDF GENERER VIA 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3:54:45.719021618</meta:creation-date>
    <dc:date>2020-02-04T13:55:10.939573662</dc:date>
    <meta:editing-duration>PT26S</meta:editing-duration>
    <meta:editing-cycles>1</meta:editing-cycles>
    <meta:document-statistic meta:table-count="0" meta:image-count="0" meta:object-count="0" meta:page-count="1" meta:paragraph-count="1" meta:word-count="10" meta:character-count="43" meta:non-whitespace-character-count="34"/>
    <meta:generator>LibreOffice/6.2.6.2$Linux_X86_64 LibreOffice_project/20$Build-2</meta:generator>
  </office:meta>
</office:document-meta>
</file>